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f7fe" officeooo:paragraph-rsid="0014f7fe"/>
    </style:style>
    <style:style style:name="P2" style:family="paragraph" style:parent-style-name="Standard">
      <style:text-properties officeooo:rsid="0015d352" officeooo:paragraph-rsid="0015d352"/>
    </style:style>
    <style:style style:name="P3" style:family="paragraph" style:parent-style-name="Standard" style:list-style-name="L1">
      <style:text-properties officeooo:rsid="0015d352" officeooo:paragraph-rsid="0014f7fe"/>
    </style:style>
    <style:style style:name="P4" style:family="paragraph" style:parent-style-name="Standard" style:list-style-name="L1">
      <style:text-properties officeooo:rsid="0015d352" officeooo:paragraph-rsid="0015d352"/>
    </style:style>
    <style:style style:name="P5" style:family="paragraph" style:parent-style-name="Standard" style:list-style-name="L1">
      <style:text-properties officeooo:rsid="0015d352" officeooo:paragraph-rsid="0018fae2"/>
    </style:style>
    <style:style style:name="P6" style:family="paragraph" style:parent-style-name="Standard" style:list-style-name="L1">
      <style:text-properties officeooo:rsid="0018fae2" officeooo:paragraph-rsid="0018fae2"/>
    </style:style>
    <style:style style:name="P7" style:family="paragraph" style:parent-style-name="Standard" style:list-style-name="L1">
      <style:text-properties officeooo:rsid="001dae85" officeooo:paragraph-rsid="001dae85"/>
    </style:style>
    <style:style style:name="T1" style:family="text">
      <style:text-properties officeooo:rsid="0018fae2"/>
    </style:style>
    <style:style style:name="T2" style:family="text">
      <style:text-properties officeooo:rsid="001a4f1e"/>
    </style:style>
    <style:style style:name="T3" style:family="text">
      <style:text-properties officeooo:rsid="001ae54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.03.23 <text:span text:style-name="T2">on Signal </text:span><text:span text:style-name="T3">Re, Shaggy, Vedaykin</text:span></text:p>
      <text:list xml:id="list767603555" text:style-name="L1">
        <text:list-item>
          <text:p text:style-name="P3">No tokens will be minted for determining the profit allocation EOY</text:p>
          <text:list>
            <text:list-item>
              <text:p text:style-name="P4">Re: Could result in becoming a security</text:p>
            </text:list-item>
            <text:list-item>
              <text:p text:style-name="P4">Re: Relates to paying out dividends =&gt; tax implications not clear</text:p>
            </text:list-item>
          </text:list>
        </text:list-item>
        <text:list-item>
          <text:p text:style-name="P4">Creating incentives for DAO-Governance participation</text:p>
          <text:list>
            <text:list-item>
              <text:p text:style-name="P4">100Matic of Next funding round will be allocated to DAO-Treasury on Juno Network</text:p>
              <text:list>
                <text:list-item>
                  <text:p text:style-name="P4">Juno will be staked</text:p>
                </text:list-item>
                <text:list-item>
                  <text:p text:style-name="P4">50% of staking <text:span text:style-name="T1">rewards</text:span> will be used <text:span text:style-name="T1">for incentivising</text:span> DAO-Governance participation</text:p>
                </text:list-item>
                <text:list-item>
                  <text:p text:style-name="P4">25% for Voting <text:span text:style-name="T1">Participation</text:span> and 25% for Passed Proposals of staking rewards <text:span text:style-name="T1">EOY</text:span></text:p>
                </text:list-item>
                <text:list-item>
                  <text:p text:style-name="P4">The rest will be restaked in DAO-Governance-Treasury on Juno</text:p>
                </text:list-item>
              </text:list>
            </text:list-item>
            <text:list-item>
              <text:p text:style-name="P5">Incentives are dangerous because they can be gamed and result in draining the DAO-Treasur<text:span text:style-name="T1">y</text:span></text:p>
            </text:list-item>
          </text:list>
        </text:list-item>
        <text:list-item>
          <text:p text:style-name="P6">Member #3 decides wen next funding round</text:p>
        </text:list-item>
        <text:list-item>
          <text:p text:style-name="P6">Operational Wallets are free to choose their native chain of operations</text:p>
        </text:list-item>
        <text:list-item>
          <text:p text:style-name="P7">Operators incentives could involve getting 10% of profits of managed walle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7T15:39:20.344000000</dc:date>
    <meta:editing-duration>PT23M16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4" meta:word-count="146" meta:character-count="884" meta:non-whitespace-character-count="765"/>
  </office:meta>
</office:document-meta>
</file>